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A100004948CF307591.wmf" manifest:media-type=""/>
  <manifest:file-entry manifest:full-path="Pictures/100000000000007B00000023AAB3D5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1.27cm"/>
    </style:style>
    <style:style style:name="Tabla1.A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1.429cm"/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2.831cm"/>
    </style:style>
    <style:style style:name="Tabla1.4" style:family="table-row">
      <style:table-row-properties style:min-row-height="1.64cm"/>
    </style:style>
    <style:style style:name="Tabla1.5" style:family="table-row">
      <style:table-row-properties style:min-row-height="6.456cm"/>
    </style:style>
    <style:style style:name="Tabla1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711cm"/>
    </style:style>
    <style:style style:name="Tabla1.7" style:family="table-row">
      <style:table-row-properties style:min-row-height="2.858cm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fo:font-size="11pt" officeooo:paragraph-rsid="002e1197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paragraph-rsid="002e7f73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2e1197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2e7f73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paragraph-rsid="002b85cb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line-height="200%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paragraph-rsid="0014b00e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text-properties fo:font-size="11pt" officeooo:paragraph-rsid="002a1aa3" style:font-size-asian="11pt" style:font-size-complex="11pt"/>
    </style:style>
    <style:style style:name="P14" style:family="paragraph" style:parent-style-name="Standard">
      <style:text-properties fo:font-size="11pt" officeooo:paragraph-rsid="002b85cb" style:font-size-asian="11pt" style:font-size-complex="11pt"/>
    </style:style>
    <style:style style:name="P15" style:family="paragraph" style:parent-style-name="Standard">
      <style:text-properties fo:font-size="11pt" officeooo:paragraph-rsid="002e1197" style:font-size-asian="11pt" style:font-size-complex="11pt"/>
    </style:style>
    <style:style style:name="P16" style:family="paragraph" style:parent-style-name="Standard">
      <style:text-properties fo:font-size="11pt" officeooo:paragraph-rsid="002b85cb" style:font-size-asian="11pt"/>
    </style:style>
    <style:style style:name="P17" style:family="paragraph" style:parent-style-name="Standard">
      <style:text-properties fo:font-size="11pt" officeooo:paragraph-rsid="002cd0b6" style:font-size-asian="11pt"/>
    </style:style>
    <style:style style:name="P18" style:family="paragraph" style:parent-style-name="Standard">
      <style:text-properties fo:font-variant="normal" fo:text-transform="none" fo:color="#000000" style:text-outline="false" style:text-line-through-style="none" style:text-line-through-type="none" style:font-name="Arial1" fo:font-size="11pt" fo:letter-spacing="normal" fo:font-style="normal" fo:text-shadow="none" style:text-underline-style="none" fo:font-weight="normal" officeooo:rsid="00161fe7" officeooo:paragraph-rsid="002b85cb" style:text-blinking="false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margin-left="0cm" fo:margin-right="0cm" fo:line-height="0.423cm" fo:text-indent="0cm" style:auto-text-indent="false"/>
      <style:text-properties fo:font-size="8pt" style:font-size-asian="8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2974b7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2" style:family="paragraph" style:parent-style-name="Text_20_body">
      <style:text-properties style:font-name="Arial" fo:font-size="10pt" officeooo:paragraph-rsid="00286402" style:font-size-asian="10pt" style:font-size-complex="10pt"/>
    </style:style>
    <style:style style:name="P23" style:family="paragraph"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style:font-name-asian="Arial1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1" fo:font-style="normal" fo:text-shadow="none" style:text-underline-style="none" fo:font-weight="bold" officeooo:rsid="00161fe7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officeooo:rsid="0013f4fc" style:font-weight-asian="bold" style:font-weight-complex="bold"/>
    </style:style>
    <style:style style:name="T7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161fe7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style:font-name="Arial" fo:font-weight="bold" style:font-weight-asian="bold" style:font-weight-complex="bold"/>
    </style:style>
    <style:style style:name="T13" style:family="text">
      <style:text-properties fo:color="#000000" style:font-name="Arial" fo:font-weight="bold" officeooo:rsid="000f955f" style:font-weight-asian="bold" style:font-weight-complex="bold"/>
    </style:style>
    <style:style style:name="T14" style:family="text">
      <style:text-properties fo:color="#000000" style:font-name="Arial" officeooo:rsid="00264c14"/>
    </style:style>
    <style:style style:name="T15" style:family="text">
      <style:text-properties fo:color="#000000" style:font-name="Arial" officeooo:rsid="003cc81f"/>
    </style:style>
    <style:style style:name="T16" style:family="text">
      <style:text-properties fo:color="#000000" style:font-name="Arial" officeooo:rsid="00215511"/>
    </style:style>
    <style:style style:name="T17" style:family="text">
      <style:text-properties fo:color="#000000" style:font-name="Arial" officeooo:rsid="0023c89d"/>
    </style:style>
    <style:style style:name="T18" style:family="text">
      <style:text-properties fo:color="#000000" style:font-name="Arial" officeooo:rsid="002ac3a3"/>
    </style:style>
    <style:style style:name="T19" style:family="text">
      <style:text-properties officeooo:rsid="00184e1e"/>
    </style:style>
    <style:style style:name="T20" style:family="text">
      <style:text-properties officeooo:rsid="000d3684"/>
    </style:style>
    <style:style style:name="T21" style:family="text">
      <style:text-properties officeooo:rsid="001e88b2"/>
    </style:style>
    <style:style style:name="T22" style:family="text">
      <style:text-properties style:font-name="Arial" officeooo:rsid="0006f4db"/>
    </style:style>
    <style:style style:name="T23" style:family="text">
      <style:text-properties style:font-name="Arial" officeooo:rsid="003439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ext-input text:description="#foreach($i in $listaFacturasImpuestos)">#foreach($i in $listaFacturasImpuestos)</text:text-input></text:p>
      <text:p text:style-name="P20"><draw:frame draw:style-name="fr1" draw:name="gráficos2" text:anchor-type="paragraph" svg:x="6.752cm" svg:y="0.568cm" svg:width="4.962cm" svg:height="1.381cm" draw:z-index="0"><draw:image xlink:href="Pictures/100000000000007B00000023AAB3D571.jpg" xlink:type="simple" xlink:show="embed" xlink:actuate="onLoad"/></draw:frame><draw:frame text:anchor-type="char" draw:z-index="1" draw:name="Picture 41" draw:style-name="gr1" draw:text-style-name="P23" svg:width="5.407cm" svg:height="3.527cm" svg:x="0.067cm" svg:y="0.072cm"><draw:image xlink:href="Pictures/20000009000047A100004948CF307591.wmf" xlink:type="simple" xlink:show="embed" xlink:actuate="onLoad"><text:p/></draw:image></draw:frame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CERTIFICADO DE RETENCIÓN SUSS RG (afip) Nº 1556/2004</text:p>
            <text:p text:style-name="P19">(Servicio Limpieza)</text:p>
          </table:table-cell>
        </table:table-row>
        <table:table-row table:style-name="Tabla1.2">
          <table:table-cell table:style-name="Tabla1.A2" office:value-type="string">
            <text:p text:style-name="P13"><text:span text:style-name="T2">Fecha de Retención: </text:span><text:span text:style-name="T7"><text:text-input text:description="$date.formatDate($i.factura.ordenPago.fecha,&quot;dd/MM/yyyy&quot;)">$date.formatDate($i.factura.ordenPago.fecha,"dd/MM/yyyy")</text:text-input></text:span></text:p>
            <text:p text:style-name="P13"><text:span text:style-name="T2">Comprobante de Retención Nº: </text:span><text:span text:style-name="T10"><text:text-input text:description="$i.nombre">$i.nombre</text:text-input></text:span></text:p>
          </table:table-cell>
        </table:table-row>
        <table:table-row table:style-name="Tabla1.3">
          <table:table-cell table:style-name="Tabla1.A2" office:value-type="string">
            <text:p text:style-name="P9">DATOS AGENTE DE RETENCIÓN</text:p>
            <text:p text:style-name="P16"><text:span text:style-name="T1">Denominación: </text:span><text:span text:style-name="T8">PARQUE DE LA SALUD DE LA PROVINCIA DE MISIONES DR. RAMON MADARIAGA LEY XVII Nº 70</text:span></text:p>
            <text:p text:style-name="P14"><text:span text:style-name="T2">Domicilio Fiscal: <text:s/></text:span><text:span text:style-name="T7">Av. Marconi 3736</text:span></text:p>
            <text:p text:style-name="P14"><text:span text:style-name="T2">CUIT: <text:tab/></text:span><text:span text:style-name="T7">30-71222430-0</text:span></text:p>
            <text:p text:style-name="P18">N° CTA CTE: <text:s text:c="13"/>300109408769227</text:p>
          </table:table-cell>
        </table:table-row>
        <table:table-row table:style-name="Tabla1.4">
          <table:table-cell table:style-name="Tabla1.A2" office:value-type="string">
            <text:p text:style-name="P5">Comprobante de la operación</text:p>
            <text:p text:style-name="P17"><text:span text:style-name="T4">Orden de pago </text:span><text:span text:style-name="T9">N°</text:span><text:span text:style-name="T3">: </text:span><text:span text:style-name="T11"><text:text-input text:description="$i.factura.ordenPago.numero">$i.factura.ordenPago.numero</text:text-input></text:span></text:p>
          </table:table-cell>
        </table:table-row>
        <table:table-row table:style-name="Tabla1.5">
          <table:table-cell table:style-name="Tabla1.A5" office:value-type="string">
            <text:p text:style-name="P8">DATOS DEL SUJETO PASIBLE DE RETENCION</text:p>
            <text:p text:style-name="P5"/>
            <text:p text:style-name="P6">Denominación: <text:tab/><text:span text:style-name="T12"><text:text-input text:description="$i.factura.proveedor.nombre">$i.factura.proveedor.nombre</text:text-input></text:span></text:p>
            <text:p text:style-name="P2"/>
            <text:p text:style-name="P6">Domicilio Fiscal: <text:tab/><text:span text:style-name="T12"><text:text-input text:description="$i.factura.proveedor.getFirstDireccion()">$i.factura.proveedor.getFirstDireccion()</text:text-input></text:span></text:p>
            <text:p text:style-name="P2"/>
            <text:p text:style-name="P15"><text:span text:style-name="T2">CUIT: N°: <text:tab/><text:tab/></text:span><text:span text:style-name="T7"><text:text-input text:description="$i.factura.proveedor.cuit">$i.factura.proveedor.cuit</text:text-input></text:span></text:p>
            <text:p text:style-name="P5"/>
            <text:p text:style-name="P5">Concepto de la retención: <text:tab/><text:tab/><text:span text:style-name="T21">SERVICIO LIMPIEZA</text:span><text:span text:style-name="T5"> </text:span></text:p>
            <text:p text:style-name="P5"/>
            <text:p text:style-name="P7"><text:span text:style-name="T20">Monto total factura:<text:tab/></text:span><text:span text:style-name="T17"><text:text-input text:description="$utils.moneda($i.factura.getBase())">$utils.moneda($i.factura.getBase())</text:text-input></text:span><text:span text:style-name="T17"> </text:span><text:span text:style-name="T18">(</text:span><text:span text:style-name="T18"><text:text-input text:description="$letra.convertNumberToLetterBigDecimal($i.factura.getBase())">$letra.convertNumberToLetterBigDecimal($i.factura.getBase())</text:text-input></text:span><text:span text:style-name="T18">)</text:span></text:p>
            <text:p text:style-name="P7"/>
            <text:p text:style-name="P7">Base Imponible: <text:span text:style-name="T14"><text:text-input text:description="#if($i.getBaseMoneda()  != &quot;&quot;)">#if($i.getBaseMoneda()  != "")</text:text-input></text:span><text:span text:style-name="T22"><text:text-input text:description="$i.getBaseMoneda()">$i.getBaseMoneda()</text:text-input></text:span><text:span text:style-name="T22"> </text:span><text:span text:style-name="T15">(</text:span><text:span text:style-name="T15"><text:text-input text:description="$letra.convertNumberToLetterBigDecimal($i.getBaseMoneda())">$letra.convertNumberToLetterBigDecimal($i.getBaseMoneda())</text:text-input></text:span><text:span text:style-name="T15">)</text:span><text:span text:style-name="T15"><text:text-input text:description="#end">#end</text:text-input></text:span><text:span text:style-name="T16"><text:text-input text:description="#if($i.getBaseMoneda()  == &quot;&quot;)">#if($i.getBaseMoneda()  == "")</text:text-input></text:span><text:span text:style-name="T16"><text:text-input text:description="$utils.moneda($i.getBaseRetencionLimpieza())">$utils.moneda($i.getBaseRetencionLimpieza())</text:text-input></text:span><text:span text:style-name="T23"> (</text:span><text:span text:style-name="T23"><text:text-input text:description="$letra.convertNumberToLetterBigDecimal($i.getBaseRetencionLimpieza())">$letra.convertNumberToLetterBigDecimal($i.getBaseRetencionLimpieza())</text:text-input></text:span><text:span text:style-name="T23">)</text:span><text:span text:style-name="T15"><text:text-input text:description="#end">#end</text:text-input></text:span></text:p>
            <text:p text:style-name="P4"/>
            <text:p text:style-name="P7"><text:span text:style-name="T6">Importe Retenido: </text:span><text:span text:style-name="T13"><text:text-input text:description="$i.getMontoMoneda()">$i.getMontoMoneda()</text:text-input></text:span><text:span text:style-name="T13"> (</text:span><text:span text:style-name="T13"><text:text-input text:description="$i.getMontoLetra()">$i.getMontoLetra()</text:text-input></text:span><text:span text:style-name="T13">)</text:span></text:p>
          </table:table-cell>
        </table:table-row>
        <table:table-row table:style-name="Tabla1.6">
          <table:table-cell table:style-name="Tabla1.A2" office:value-type="string">
            <text:p text:style-name="P11">Firma del Agente de Retención:</text:p>
            <text:p text:style-name="P1"/>
            <text:p text:style-name="P11">Aclaración:</text:p>
            <text:p text:style-name="P1"/>
            <text:p text:style-name="P12">Cargo: <text:span text:style-name="T19">Tesorera</text:span></text:p>
          </table:table-cell>
        </table:table-row>
        <table:table-row table:style-name="Tabla1.7">
          <table:table-cell table:style-name="Tabla1.A2" office:value-type="string">
            <text:p text:style-name="P10">Declaro que los datos consignados en este Formulario son correctos y completos y que <text:s/>he confeccionado la presente utilizando la aplicación entregada <text:s/>y aprobada por la AFIP sin omitir ni falsear dato alguno que deba contener, siendo fiel expresión de la verdad.</text:p>
          </table:table-cell>
        </table:table-row>
      </table:table>
      <text:p text:style-name="P21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20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16-04-28T11:30:31.082036599</dc:date>
    <meta:editing-duration>PT7H1M52S</meta:editing-duration>
    <meta:editing-cycles>66</meta:editing-cycles>
    <meta:generator>LibreOffice/4.2.7.2$Linux_X86_64 LibreOffice_project/420m0$Build-2</meta:generator>
    <meta:document-statistic meta:table-count="1" meta:image-count="1" meta:object-count="0" meta:page-count="1" meta:paragraph-count="25" meta:word-count="205" meta:character-count="1551" meta:non-whitespace-character-count="1398"/>
  </office:meta>
</office:document-meta>
</file>